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1">do text</text:span></text:p><text:p text:style-name="P16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7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1">do text</text:span></text:p><text:p text:style-name="P16"><text:span text:style-name="T21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Technique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20">7</text:span> §<text:span text:style-name="T20">1</text:span> du décret <text:span text:style-name="T20">du 5 février 2015 </text:span>relatif au<text:span text:style-name="T20">x implantations commerciales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1">do text</text:span></text:p><text:p text:style-name="P16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09:58.399227569</dc:date>
    <dc:language>fr-FR</dc:language>
    <meta:editing-cycles>126</meta:editing-cycles>
    <meta:editing-duration>P1DT9H47M45S</meta:editing-duration>
    <dc:creator>bleybaert</dc:creator>
    <meta:document-statistic meta:table-count="0" meta:image-count="0" meta:object-count="0" meta:page-count="1" meta:paragraph-count="17" meta:word-count="185" meta:character-count="1413" meta:non-whitespace-character-count="1266"/>
    <meta:user-defined meta:name="Info 1"/>
    <meta:user-defined meta:name="Info 2"/>
    <meta:user-defined meta:name="Info 3"/>
    <meta:user-defined meta:name="Info 4"/>
  </office:meta>
</office:document-meta>
</file>